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8fcf9" officeooo:paragraph-rsid="0009c4c5"/>
    </style:style>
    <style:style style:name="P2" style:family="paragraph" style:parent-style-name="Text_20_body">
      <style:text-properties officeooo:rsid="0009c4c5" officeooo:paragraph-rsid="0009c4c5"/>
    </style:style>
    <style:style style:name="P3" style:family="paragraph" style:parent-style-name="Text_20_body">
      <style:text-properties officeooo:rsid="000b5465" officeooo:paragraph-rsid="000b732c"/>
    </style:style>
    <style:style style:name="P4" style:family="paragraph" style:parent-style-name="Text_20_body">
      <style:text-properties officeooo:rsid="000b732c" officeooo:paragraph-rsid="000d1f49"/>
    </style:style>
    <style:style style:name="P5" style:family="paragraph" style:parent-style-name="Text_20_body">
      <style:text-properties officeooo:rsid="000d1f49" officeooo:paragraph-rsid="000d1f49"/>
    </style:style>
    <style:style style:name="P6" style:family="paragraph" style:parent-style-name="Text_20_body">
      <style:text-properties officeooo:rsid="000edb5f" officeooo:paragraph-rsid="000edb5f"/>
    </style:style>
    <style:style style:name="P7" style:family="paragraph" style:parent-style-name="Text_20_body">
      <style:text-properties officeooo:rsid="000fb016" officeooo:paragraph-rsid="000fb016"/>
    </style:style>
    <style:style style:name="P8" style:family="paragraph" style:parent-style-name="Title">
      <style:text-properties officeooo:rsid="000575f6" officeooo:paragraph-rsid="000575f6"/>
    </style:style>
    <style:style style:name="P9" style:family="paragraph" style:parent-style-name="Text_20_body">
      <style:text-properties officeooo:rsid="000575f6" officeooo:paragraph-rsid="000575f6"/>
    </style:style>
    <style:style style:name="P10" style:family="paragraph" style:parent-style-name="Text_20_body">
      <style:text-properties officeooo:rsid="0010e16d" officeooo:paragraph-rsid="0010e16d"/>
    </style:style>
    <style:style style:name="P11" style:family="paragraph" style:parent-style-name="Heading_20_1">
      <style:text-properties officeooo:rsid="000575f6" officeooo:paragraph-rsid="000575f6"/>
    </style:style>
    <style:style style:name="P12" style:family="paragraph" style:parent-style-name="Heading_20_2">
      <style:text-properties officeooo:rsid="000575f6" officeooo:paragraph-rsid="000575f6"/>
    </style:style>
    <style:style style:name="P13" style:family="paragraph" style:parent-style-name="Heading_20_2">
      <style:text-properties officeooo:rsid="0007ed82" officeooo:paragraph-rsid="0007ed82"/>
    </style:style>
    <style:style style:name="T1" style:family="text">
      <style:text-properties officeooo:rsid="000b732c"/>
    </style:style>
    <style:style style:name="T2" style:family="text">
      <style:text-properties officeooo:rsid="000d1f49"/>
    </style:style>
    <style:style style:name="T3" style:family="text">
      <style:text-properties officeooo:rsid="00117e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farenhetsdokument</text:p>
      <text:h text:style-name="P11" text:outline-level="1">Erfarenheter</text:h>
      <text:h text:style-name="P12" text:outline-level="2">Oscar Fredriksson:</text:h>
      <text:p text:style-name="P9">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p text:style-name="P10"/>
      <text:p text:style-name="P10">En annan erfarenhet som jag kan rekommendera till kommande studenter som ska läsa kursen är, jobba med någonting som ni tycker är kul. Det gå mycket enklare att jobba mot någonting som man känner att det är roligt att hålla på med. Tycker man det är kul att göra ett spel, gör ett spel. Tycker ni det är kul att göra ett program som beräknar saker, gör ett sådant program.<text:line-break/>Det är viktigt att alla i gruppen ska tycka det är en rolig idé att utveckla eran produkt. Är det någon i gruppen som skulle tycka att ett visst program skulle vara tråkigt att utveckla, men alla andra i gruppen skulle tycka det var kul, så välj någonting annat. Om det blir så att någon i gruppen tycker det är pest att jobba med programmet, kanske inte denna person lägger ned lika mycket tid och <text:span text:style-name="T3">ansträngning</text:span> i grupparbetet.</text:p>
      <text:h text:style-name="P13" text:outline-level="2">Alexander Ernfridsson:</text:h>
      <text:p text:style-name="P3">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Vi</text:span> upplevde detta som en rolig fas eftersom det var nu vi riktigt bestämde oss för vad vi skulle göra <text:span text:style-name="T1">och vad projektet skulle innehålla. </text:span></text:p>
      <text:p text:style-name="P4">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om att skriva till saker som är oklara i ett t.ex ”bör-krav”. Dålig ide är att skriva ska-krav som inte är säkra och som inte hinner implementeras eller saker som ingen vet är faktiskt möjligt att implementera med den kompetens som finns. </text:span></text:p>
      <text:p text:style-name="P5">I framtiden kommer vi ha mer kött på benen inom detta område och mindre misstag kommer göras som kan leda till otäcka konsekvenser som t.ex. utebliven lön för ett arbete man gjort p.g.a. en icke uppfylld kravspecifikation. </text:p>
      <text:h text:style-name="P13" text:outline-level="2">Oskar Eriksson:</text:h>
      <text:p text:style-name="P1">Det är extremt viktigt att skapa en så detaljerad designspecifikation som det bara går. Designspecifikationen är det som avgör hur smidigt implementationen går senare, så länge ni inte gjort en grov miss I eran problemlösning. </text:p>
      <text:p text:style-name="P2">Då man sätter sig och ska påbörja implementationen är det viktigt att man tar ett problem i taget. Ta inte tag i för många moduler samtidigt utan bygg dig uppåt. Fokusera på att verkligen göra klart <text:soft-page-break/>moduler innan du börjar på nästa steg. Detta miskar risken för framtida problem.</text:p>
      <text:p text:style-name="P2">Prata mycket inom gruppen. Bra kommunikation är nyckeln till varje projekt oavsett storlek. Vi sitter ofta tillsammans I gruppen och detta gör att vi ständigt kan uppdatera resten av gruppen på vad vi gör.</text:p>
      <text:p text:style-name="P2">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p text:style-name="P7"/>
      <text:p text:style-name="P7"/>
      <text:p text:style-name="P7">######Ny########</text:p>
      <text:p text:style-name="P7">Jag har lärt mig att det uppstår problem på ställen man inte riktigt förväntats sig att de ska uppkomma. Det är viktigt att modulerna har ett väl avgränsat syfte för att man lätta ska kunna hitta källan till ett problem. Detta leder till att man snabbare kan ta hand om problemet och inte slösa tid på att hitta problemet.</text:p>
      <text:h text:style-name="P13" text:outline-level="2">Axel Blackert:</text:h>
      <text:p text:style-name="P6">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6">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2-06T17:29:40.120832860</dc:date>
    <meta:editing-duration>PT5M42S</meta:editing-duration>
    <meta:editing-cycles>10</meta:editing-cycles>
    <meta:generator>LibreOffice/4.1.3.2$Linux_X86_64 LibreOffice_project/410m0$Build-2</meta:generator>
    <dc:creator>oscfr819 </dc:creator>
    <meta:document-statistic meta:table-count="0" meta:image-count="0" meta:object-count="0" meta:page-count="2" meta:paragraph-count="19" meta:word-count="790" meta:character-count="4531" meta:non-whitespace-character-count="3756"/>
  </office:meta>
</office:document-meta>
</file>